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OpenDyslexic Nerd Font" svg:font-family="'OpenDyslexic Nerd Font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94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5.24cm" fo:min-width="8.591cm" loext:decorative="false"/>
      <style:paragraph-properties style:writing-mode="lr-tb"/>
      <style:text-properties loext:glow-text-radius="0.353cm" loext:glow-text-color="#3465a4"/>
    </style:style>
    <style:style style:name="P1" style:family="paragraph">
      <loext:graphic-properties draw:fill="none" draw:fill-color="#ffffff"/>
    </style:style>
    <style:style style:name="P2" style:family="paragraph">
      <style:paragraph-properties fo:line-height="100%" fo:text-align="center"/>
      <style:text-properties fo:font-size="256pt" style:font-size-asian="256pt" style:font-size-complex="256pt"/>
    </style:style>
    <style:style style:name="P3" style:family="paragraph">
      <loext:graphic-properties draw:fill="none" draw:fill-color="#ffffff"/>
      <style:paragraph-properties fo:line-height="100%" fo:text-align="center"/>
      <style:text-properties style:font-name="OpenDyslexic Nerd Font" fo:font-size="256pt" style:font-size-asian="256pt" style:font-size-complex="256pt"/>
    </style:style>
    <style:style style:name="T1" style:family="text">
      <style:text-properties style:font-name="OpenDyslexic Nerd Font" fo:font-size="256pt" style:font-size-asian="256pt" style:font-size-complex="25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94cm" svg:height="1.187cm" svg:x="7.387cm" svg:y="8.608cm">
          <draw:text-box>
            <text:p/>
          </draw:text-box>
        </draw:frame>
        <draw:frame draw:style-name="gr2" draw:text-style-name="P3" draw:layer="layout" svg:width="7.62cm" svg:height="15.49cm" svg:x="0cm" svg:y="-4.061cm">
          <draw:text-box>
            <text:p text:style-name="P2"><text:span text:style-name="T1">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OpenDyslexic Nerd Font" svg:font-family="'OpenDyslexic Nerd Font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08:28:19.759320160</meta:creation-date>
    <dc:date>2025-08-25T12:41:11.844087481</dc:date>
    <meta:editing-duration>PT1H25M44S</meta:editing-duration>
    <meta:editing-cycles>6</meta:editing-cycles>
    <meta:generator>LibreOffice/25.2.5.2$Linux_X86_64 LibreOffice_project/520$Build-2</meta:generator>
    <meta:document-statistic meta:object-count="2"/>
  </office:meta>
</office:document-meta>
</file>